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width="0.102cm" draw:marker-start-width="0.457cm" draw:marker-end-width="0.457cm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78cm" draw:marker-start-width="0.571cm" draw:marker-end="Arrow" draw:marker-end-width="0.571cm" draw:textarea-horizontal-align="center" draw:textarea-vertical-align="middle" fo:padding-top="0.214cm" fo:padding-bottom="0.214cm" fo:padding-left="0.339cm" fo:padding-right="0.339cm"/>
    </style:style>
    <style:style style:name="gr7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svg:stroke-width="0.178cm" draw:marker-start-width="0.467cm" draw:marker-end="Arrow" draw:marker-end-width="0.567cm" draw:textarea-horizontal-align="center" draw:textarea-vertical-align="middle" fo:padding-top="0.214cm" fo:padding-bottom="0.214cm" fo:padding-left="0.339cm" fo:padding-right="0.339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id="id2" draw:layer="layout" svg:width="10.684cm" svg:height="10.251cm" svg:x="11.906cm" svg:y="17.4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id="id4" draw:layer="layout" svg:width="10.795cm" svg:height="14.605cm" svg:x="11.795cm" svg:y="1.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6.985cm" svg:height="3.175cm" svg:x="13.456cm" svg:y="3.795cm">
            <text:p text:style-name="P1"><text:span text:style-name="T1">Wavele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6.985cm" svg:height="3.175cm" svg:x="13.635cm" svg:y="12.23cm">
            <text:p text:style-name="P1"><text:span text:style-name="T1">Histograma Globa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6.985cm" svg:height="3.175cm" svg:x="13.5cm" svg:y="7.885cm">
            <text:p text:style-name="P1"><text:span text:style-name="T1">Histograma Loca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6.985cm" svg:height="3.175cm" svg:x="13.77cm" svg:y="23.49cm">
            <text:p text:style-name="P1"><text:span text:style-name="T1">Análise de RM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id="id1" draw:layer="layout" svg:width="6.08cm" svg:height="3.175cm" svg:x="1.5cm" svg:y="14.9cm">
            <text:p text:style-name="P1"><text:span text:style-name="T1">Fluxo de Víde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3" draw:id="id5" draw:layer="layout" svg:width="10.539cm" svg:height="5.596cm" svg:x="12.051cm" svg:y="28.3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4" draw:layer="layout" svg:width="8.207cm" svg:height="1.038cm" svg:x="12.87cm" svg:y="2.178cm">
            <draw:text-box>
              <text:p><text:span text:style-name="T2">Características Visuais</text:span></text:p>
            </draw:text-box>
          </draw:frame>
          <draw:frame draw:style-name="gr5" draw:text-style-name="P4" draw:layer="layout" svg:width="8.588cm" svg:height="1.038cm" svg:x="13.04cm" svg:y="17.98cm">
            <draw:text-box>
              <text:p><text:span text:style-name="T2">Características Sonoras</text:span></text:p>
            </draw:text-box>
          </draw:frame>
          <draw:frame draw:style-name="gr5" draw:text-style-name="P4" draw:layer="layout" svg:width="8.6cm" svg:height="1.038cm" svg:x="12.935cm" svg:y="28.683cm">
            <draw:text-box>
              <text:p><text:span text:style-name="T2">Características Textuais</text:span></text:p>
            </draw:text-box>
          </draw:frame>
          <draw:custom-shape draw:style-name="gr3" draw:text-style-name="P2" draw:layer="layout" svg:width="6.985cm" svg:height="3.175cm" svg:x="13.971cm" svg:y="30.181cm">
            <text:p text:style-name="P1"><text:span text:style-name="T1">Análise do</text:span></text:p>
            <text:p text:style-name="P1"><text:span text:style-name="T1">Closed Cap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6.985cm" svg:height="3.175cm" svg:x="13.771cm" svg:y="19.681cm">
            <text:p text:style-name="P1"><text:span text:style-name="T1">Detecção de</text:span></text:p>
            <text:p text:style-name="P1"><text:span text:style-name="T1">Silênci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1" draw:layer="layout" svg:x1="7.58cm" svg:y1="16.488cm" svg:x2="11.276cm" svg:y2="7.426cm" draw:start-shape="id1" draw:start-glue-point="10" svg:d="m7580 16488h2099v-9062h1597">
            <text:p/>
          </draw:connector>
          <draw:connector draw:style-name="gr6" draw:text-style-name="P1" draw:layer="layout" svg:x1="7.58cm" svg:y1="16.488cm" svg:x2="11.339cm" svg:y2="31.995cm" draw:start-shape="id1" draw:start-glue-point="10" svg:d="m7580 16488h2130v15507h1629">
            <text:p/>
          </draw:connector>
          <draw:connector draw:style-name="gr6" draw:text-style-name="P1" draw:layer="layout" svg:x1="7.58cm" svg:y1="16.488cm" svg:x2="11.339cm" svg:y2="23.049cm" draw:start-shape="id1" draw:start-glue-point="10" svg:d="m7580 16488h2130v6561h1629">
            <text:p/>
          </draw:connector>
          <draw:custom-shape draw:style-name="gr7" draw:text-style-name="P5" draw:id="id3" draw:layer="layout" svg:width="11.43cm" svg:height="8.255cm" svg:x="29.396cm" svg:y="8.675cm">
            <text:p text:style-name="P1"><text:span text:style-name="T3">Integração de Características </text:span></text:p>
            <text:p text:style-name="P1"><text:span text:style-name="T3">Audiovisuais e Informações </text:span></text:p>
            <text:p text:style-name="P1"><text:span text:style-name="T3">Textua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11.43cm" svg:height="7.62cm" svg:x="29.975cm" svg:y="21.89cm">
            <text:p text:style-name="P1"><text:span text:style-name="T4">Transições de Cenas </text:span></text:p>
            <text:p text:style-name="P1"><text:span text:style-name="T4">Identificada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1" draw:layer="layout" svg:x1="22.59cm" svg:y1="22.57cm" svg:x2="29.396cm" svg:y2="12.802cm" draw:start-shape="id2" draw:end-shape="id3" draw:end-glue-point="3" svg:d="m22590 22570h3404v-9768h3402">
            <text:p/>
          </draw:connector>
          <draw:connector draw:style-name="gr9" draw:text-style-name="P1" draw:layer="layout" svg:x1="22.59cm" svg:y1="8.872cm" svg:x2="29.396cm" svg:y2="12.802cm" draw:start-shape="id4" draw:start-glue-point="1" draw:end-shape="id3" draw:end-glue-point="3" svg:d="m22590 8872h3403v3930h3403">
            <text:p/>
          </draw:connector>
          <draw:connector draw:style-name="gr9" draw:text-style-name="P1" draw:layer="layout" svg:x1="22.59cm" svg:y1="31.192cm" svg:x2="29.396cm" svg:y2="12.802cm" draw:start-shape="id5" draw:start-glue-point="1" draw:end-shape="id3" draw:end-glue-point="3" svg:d="m22590 31192h3403v-18390h3403">
            <text:p/>
          </draw:connector>
          <draw:custom-shape draw:style-name="gr10" draw:text-style-name="P1" draw:layer="layout" svg:width="1.905cm" svg:height="3.81cm" svg:x="34.655cm" svg:y="17.54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72cm" fo:page-height="35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lo Coimbra</meta:initial-creator>
    <meta:creation-date>2010-12-11T15:24:41</meta:creation-date>
    <dc:date>2010-12-13T00:07:41</dc:date>
    <dc:creator>Danilo Coimbra</dc:creator>
    <meta:editing-duration>PT00H12M02S</meta:editing-duration>
    <meta:editing-cycles>4</meta:editing-cycles>
    <meta:generator>OpenOffice.org/3.2$Unix OpenOffice.org_project/320m18$Build-9502</meta:generator>
    <meta:document-statistic meta:object-count="23"/>
  </office:meta>
</office:document-meta>
</file>